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apple-system" svg:font-family="apple-system, system-ui, BlinkMacSystemFont, 'Segoe UI', Roboto, Oxygen-Sans, Ubuntu, Cantarell, 'Helvetica Neue', sans-serif"/>
    <style:font-face style:name="inherit" svg:font-family="inherit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fo:font-weight="bold" officeooo:rsid="0087f033" officeooo:paragraph-rsid="006ebd07" style:font-weight-asian="bold" style:font-weight-complex="bold"/>
    </style:style>
    <style:style style:name="P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fo:font-weight="normal" officeooo:rsid="0087f033" officeooo:paragraph-rsid="006ebd07" style:font-weight-asian="normal" style:font-weight-complex="normal"/>
    </style:style>
    <style:style style:name="P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2a6099" loext:opacity="100%" fo:font-size="10pt" fo:font-weight="normal" officeooo:rsid="0087f033" officeooo:paragraph-rsid="006ebd07" style:font-size-asian="10pt" style:font-weight-asian="normal" style:font-size-complex="10pt" style:font-weight-complex="normal"/>
    </style:style>
    <style:style style:name="P4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color="#2a6099" loext:opacity="100%" fo:font-weight="normal" officeooo:paragraph-rsid="006ebd07" style:font-weight-asian="normal" style:font-weight-complex="normal"/>
    </style:style>
    <style:style style:name="P5" style:family="paragraph" style:parent-style-name="Table_20_Heading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weight="bold" fo:background-color="#ffff00"/>
    </style:style>
    <style:style style:name="P6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paragraph-rsid="006ebd07" style:font-weight-asian="normal" style:font-weight-complex="normal"/>
    </style:style>
    <style:style style:name="P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normal" officeooo:rsid="0087f033" officeooo:paragraph-rsid="006ebd07" style:font-weight-asian="normal" style:font-weight-complex="normal"/>
    </style:style>
    <style:style style:name="P8" style:family="paragraph" style:parent-style-name="Preformatted_20_Text">
      <loext:graphic-properties draw:fill="none"/>
      <style:paragraph-properties fo:margin-left="0.1252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normal" officeooo:rsid="009abda3" officeooo:paragraph-rsid="009abda3" style:font-weight-asian="normal" style:font-weight-complex="normal"/>
    </style:style>
    <style:style style:name="P9" style:family="paragraph" style:parent-style-name="Preformatted_20_Text">
      <loext:graphic-properties draw:fill="none"/>
      <style:paragraph-properties fo:margin-left="0.1252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normal" officeooo:rsid="009c33ee" officeooo:paragraph-rsid="009c33ee" style:font-weight-asian="normal" style:font-weight-complex="normal"/>
    </style:style>
    <style:style style:name="P1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normal" officeooo:rsid="0087f033" officeooo:paragraph-rsid="006ebd07" style:font-weight-asian="bold" style:font-weight-complex="bold"/>
    </style:style>
    <style:style style:name="P1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87f033" officeooo:paragraph-rsid="006ebd07" style:font-weight-asian="bold" style:font-weight-complex="bold"/>
    </style:style>
    <style:style style:name="P12" style:family="paragraph" style:parent-style-name="Preformatted_20_Text">
      <loext:graphic-properties draw:fill="none"/>
      <style:paragraph-properties fo:margin-left="0.1252in" fo:margin-right="0in" fo:text-align="center" style:justify-single-word="false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9abda3" officeooo:paragraph-rsid="009abda3" style:font-weight-asian="bold" style:font-weight-complex="bold"/>
    </style:style>
    <style:style style:name="P13" style:family="paragraph" style:parent-style-name="Preformatted_20_Text">
      <loext:graphic-properties draw:fill="none"/>
      <style:paragraph-properties fo:margin-left="0.1252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9b427b" officeooo:paragraph-rsid="009b427b" style:font-weight-asian="bold" style:font-weight-complex="bold"/>
    </style:style>
    <style:style style:name="P14" style:family="paragraph" style:parent-style-name="Preformatted_20_Text">
      <loext:graphic-properties draw:fill="none"/>
      <style:paragraph-properties fo:margin-left="0.1252in" fo:margin-right="0in" fo:text-align="center" style:justify-single-word="false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9c33ee" officeooo:paragraph-rsid="009c33ee" style:font-weight-asian="bold" style:font-weight-complex="bold"/>
    </style:style>
    <style:style style:name="P15" style:family="paragraph" style:parent-style-name="Text_20_body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87f033" officeooo:paragraph-rsid="006ebd07" fo:background-color="#ffff00" style:font-weight-asian="bold" style:font-weight-complex="bold"/>
    </style:style>
    <style:style style:name="P16" style:family="paragraph" style:parent-style-name="Heading_20_1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87f033" officeooo:paragraph-rsid="006ebd07" fo:background-color="#ffff00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normal" officeooo:rsid="00261b22" officeooo:paragraph-rsid="009c9ea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normal" officeooo:rsid="00261b22" officeooo:paragraph-rsid="00a1fe4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normal" officeooo:rsid="00a9f17e" officeooo:paragraph-rsid="00a9f17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bold" officeooo:rsid="00261b22" officeooo:paragraph-rsid="00a1fe49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bold" officeooo:rsid="00a6c035" officeooo:paragraph-rsid="00a6c035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bold" officeooo:rsid="00a6c035" officeooo:paragraph-rsid="00a86705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bold" officeooo:rsid="00a6c035" officeooo:paragraph-rsid="00a94008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bold" officeooo:rsid="00a6c035" officeooo:paragraph-rsid="00ab7670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4pt" fo:letter-spacing="normal" fo:font-style="normal" fo:font-weight="bold" officeooo:rsid="00a35f4c" officeooo:paragraph-rsid="00a35f4c" fo:background-color="transparent" style:font-name-asian="Noto Sans Mono CJK SC" style:font-size-asian="14pt" style:font-weight-asian="bold" style:font-name-complex="Liberation Mono" style:font-size-complex="14pt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2pt" fo:letter-spacing="normal" fo:font-style="normal" fo:font-weight="bold" officeooo:rsid="00b32479" officeooo:paragraph-rsid="00b32479" fo:background-color="transparent" style:font-name-asian="Noto Sans Mono CJK SC" style:font-size-asian="12pt" style:font-weight-asian="bold" style:font-name-complex="Liberation Mono" style:font-size-complex="12pt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2pt" fo:letter-spacing="normal" fo:font-style="normal" fo:font-weight="normal" officeooo:rsid="00b32479" officeooo:paragraph-rsid="00b32479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2pt" fo:letter-spacing="normal" fo:font-style="normal" fo:font-weight="normal" officeooo:rsid="00b32479" officeooo:paragraph-rsid="00b6c992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P2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2a6099" loext:opacity="100%" style:font-name="apple-system" fo:font-size="10pt" fo:letter-spacing="normal" fo:font-style="normal" fo:font-weight="normal" officeooo:rsid="0087f033" officeooo:paragraph-rsid="006ebd07" style:font-size-asian="10pt" style:font-weight-asian="normal" style:font-size-complex="10pt" style:font-weight-complex="normal"/>
    </style:style>
    <style:style style:name="P3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27622" loext:opacity="100%" style:font-name="apple-system" fo:font-size="12.75pt" fo:letter-spacing="normal" fo:font-style="normal" fo:font-weight="normal" officeooo:rsid="0087f033" officeooo:paragraph-rsid="006ebd07" style:font-weight-asian="normal" style:font-weight-complex="normal"/>
    </style:style>
    <style:style style:name="P3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27622" loext:opacity="100%" style:font-name="apple-system" fo:font-size="12.75pt" fo:letter-spacing="normal" fo:font-style="normal" fo:font-weight="normal" officeooo:rsid="009623cf" officeooo:paragraph-rsid="009623cf" style:font-weight-asian="normal" style:font-weight-complex="normal"/>
    </style:style>
    <style:style style:name="P32" style:family="paragraph" style:parent-style-name="Preformatted_20_Text">
      <style:text-properties fo:font-variant="normal" fo:text-transform="none" fo:color="#8e908c" loext:opacity="100%" style:font-name="inherit" fo:font-size="11.25pt" fo:letter-spacing="normal" fo:font-style="normal" fo:font-weight="normal" officeooo:rsid="00261b22" officeooo:paragraph-rsid="009c9ea8" fo:background-color="transparent" style:font-name-asian="Noto Sans Mono CJK SC" style:font-size-asian="10pt" style:font-weight-asian="normal" style:font-name-complex="Liberation Mono" style:font-size-complex="10pt" style:font-weight-complex="normal" loext:padding="0in" loext:border="none"/>
    </style:style>
    <style:style style:name="P33" style:family="paragraph" style:parent-style-name="Preformatted_20_Text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444444" loext:opacity="100%" style:font-name="Courier" fo:font-size="12pt" fo:letter-spacing="normal" fo:font-style="normal" fo:font-weight="bold" officeooo:rsid="00261b22" officeooo:paragraph-rsid="009c9ea8" fo:background-color="transparent" style:font-name-asian="Noto Sans Mono CJK SC" style:font-size-asian="12pt" style:font-weight-asian="bold" style:font-name-complex="Liberation Mono" style:font-size-complex="12pt" style:font-weight-complex="bold"/>
    </style:style>
    <style:style style:name="P34" style:family="paragraph" style:parent-style-name="Preformatted_20_Text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000000" loext:opacity="100%" style:font-name="Liberation Mono" fo:font-size="10pt" fo:letter-spacing="normal" fo:font-style="normal" fo:font-weight="bold" officeooo:rsid="00a6c035" officeooo:paragraph-rsid="00a86705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35" style:family="paragraph" style:parent-style-name="Text_20_body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434343" loext:opacity="100%" style:font-name="Open Sans" fo:font-size="12pt" fo:letter-spacing="normal" fo:font-style="normal" fo:font-weight="normal" officeooo:rsid="00b32479" officeooo:paragraph-rsid="00b6c992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P36" style:family="paragraph" style:parent-style-name="Standard">
      <style:text-properties style:font-name="Liberation Mono" fo:font-size="10pt" fo:font-weight="bold" officeooo:rsid="00261b22" officeooo:paragraph-rsid="009c9ea8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37" style:family="paragraph" style:parent-style-name="Standard">
      <style:text-properties style:font-name="Liberation Mono" fo:font-size="10pt" fo:font-weight="normal" officeooo:rsid="00261b22" officeooo:paragraph-rsid="009c9ea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8" style:family="paragraph" style:parent-style-name="Standard">
      <style:text-properties style:font-name="Liberation Mono" fo:font-size="10pt" fo:font-weight="normal" officeooo:rsid="009d6b89" officeooo:paragraph-rsid="009d6b8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Mono" fo:font-size="13pt" fo:font-weight="bold" officeooo:rsid="00261b22" officeooo:paragraph-rsid="009c9ea8" fo:background-color="transparent" style:font-name-asian="Noto Sans Mono CJK SC" style:font-size-asian="13pt" style:font-weight-asian="bold" style:font-name-complex="Liberation Mono" style:font-size-complex="13pt" style:font-weight-complex="bold"/>
    </style:style>
    <style:style style:name="P40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background-color="#ffff00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/>
      <style:text-properties fo:background-color="#ffff00"/>
    </style:style>
    <style:style style:name="P42" style:family="paragraph" style:parent-style-name="Text_20_body">
      <style:paragraph-properties fo:margin-left="0in" fo:margin-right="0in" fo:margin-top="0in" fo:margin-bottom="0.1043in" style:contextual-spacing="false" fo:line-height="150%" fo:orphans="2" fo:widows="2" fo:text-indent="0in" style:auto-text-indent="false" fo:padding="0in" fo:border="none"/>
    </style:style>
    <style:style style:name="P43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333333" loext:opacity="100%" style:font-name="Liberation Mono" fo:font-size="12pt" fo:letter-spacing="normal" fo:font-style="normal" fo:font-weight="normal" officeooo:rsid="00b32479" officeooo:paragraph-rsid="006ebd07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T1" style:family="text">
      <style:text-properties fo:font-variant="normal" fo:text-transform="none" style:font-name="apple-system" fo:letter-spacing="normal" fo:font-style="normal"/>
    </style:style>
    <style:style style:name="T2" style:family="text">
      <style:text-properties fo:font-variant="normal" fo:text-transform="none" fo:color="#333333" loext:opacity="100%" style:font-name="apple-system" fo:font-size="12.75pt" fo:letter-spacing="normal" fo:font-style="normal"/>
    </style:style>
    <style:style style:name="T3" style:family="text">
      <style:text-properties fo:font-variant="normal" fo:text-transform="none" fo:color="#333333" loext:opacity="100%" style:font-name="apple-system" fo:font-size="12.75pt" fo:letter-spacing="normal" fo:font-style="normal" fo:font-weight="normal"/>
    </style:style>
    <style:style style:name="T4" style:family="text">
      <style:text-properties fo:font-variant="normal" fo:text-transform="none" fo:color="#2b73b7" loext:opacity="100%" style:font-name="apple-system" fo:font-size="12.75pt" fo:letter-spacing="normal" fo:font-style="normal" style:text-underline-style="solid" style:text-underline-width="auto" style:text-underline-color="font-color" fo:background-color="#ffffff" loext:char-shading-value="0"/>
    </style:style>
    <style:style style:name="T5" style:family="text">
      <style:text-properties fo:font-variant="normal" fo:text-transform="none" fo:color="#2b73b7" loext:opacity="100%" style:text-line-through-style="none" style:text-line-through-type="none" style:font-name="apple-system" fo:font-size="12.7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6" style:family="text">
      <style:text-properties fo:font-variant="normal" fo:text-transform="none" fo:color="#c5c8c6" loext:opacity="100%" style:font-name="inherit" fo:font-size="12pt" fo:letter-spacing="normal" fo:font-style="normal" fo:font-weight="normal" fo:background-color="#444444" loext:char-shading-value="0" loext:padding="0in" loext:border="none"/>
    </style:style>
    <style:style style:name="T7" style:family="text">
      <style:text-properties fo:font-variant="normal" fo:text-transform="none" fo:color="#c5c8c6" loext:opacity="100%" fo:letter-spacing="normal" fo:background-color="#444444" loext:char-shading-value="0" loext:padding="0in" loext:border="none"/>
    </style:style>
    <style:style style:name="T8" style:family="text">
      <style:text-properties officeooo:rsid="009c3878"/>
    </style:style>
    <style:style style:name="T9" style:family="text">
      <style:text-properties officeooo:rsid="00290643"/>
    </style:style>
    <style:style style:name="T10" style:family="text">
      <style:text-properties officeooo:rsid="00a86705"/>
    </style:style>
    <style:style style:name="T11" style:family="text">
      <style:text-properties officeooo:rsid="00a94008"/>
    </style:style>
    <style:style style:name="T12" style:family="text">
      <style:text-properties officeooo:rsid="00ab7670"/>
    </style:style>
    <style:style style:name="T13" style:family="text">
      <style:text-properties officeooo:rsid="00ad1b00"/>
    </style:style>
    <style:style style:name="T14" style:family="text">
      <style:text-properties officeooo:rsid="00aeba0b"/>
    </style:style>
    <style:style style:name="T15" style:family="text">
      <style:text-properties officeooo:rsid="00b4ae3e"/>
    </style:style>
    <style:style style:name="T16" style:family="text">
      <style:text-properties officeooo:rsid="00b642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$ cat /usr/local/bin/shutdown_button_monitor.sh</text:p>
      <text:p text:style-name="P43">#!/bin/sh</text:p>
      <text:p text:style-name="P43"/>
      <text:p text:style-name="P43"># ansible managed</text:p>
      <text:p text:style-name="P43"/>
      <text:p text:style-name="P43"># systemd-logind prints a line of the form </text:p>
      <text:p text:style-name="P43"># Dez 21 11:12:10 box03.yeepa.de systemd-logind[748]: Power key pressed.</text:p>
      <text:p text:style-name="P43"># on key press, but doesn't handle the button because gnome3 blocks systemd from doing so.</text:p>
      <text:p text:style-name="P43"># See `systemd-inhibit` for that.</text:p>
      <text:p text:style-name="P43"/>
      <text:p text:style-name="P43"># first sleep a minute so we have chance to disable this scritp if it runs amok</text:p>
      <text:p text:style-name="P43">sleep 1m</text:p>
      <text:p text:style-name="P43"/>
      <text:p text:style-name="P43"># so we workaround gnome a bit here.</text:p>
      <text:p text:style-name="P43">journalctl -u systemd-logind --follow --lines=0 | \</text:p>
      <text:p text:style-name="P43">while read line ; do</text:p>
      <text:p text:style-name="P43"><text:s text:c="4"/>if echo "$line" | grep --quiet 'Power key pressed'</text:p>
      <text:p text:style-name="P43"><text:s text:c="4"/>then</text:p>
      <text:p text:style-name="P43"><text:s text:c="8"/>systemctl poweroff</text:p>
      <text:p text:style-name="P43"><text:s text:c="4"/>fi</text:p>
      <text:p text:style-name="P43">done</text:p>
      <text:p text:style-name="P43">and the service file that starts / restarts it</text:p>
      <text:p text:style-name="P43"/>
      <text:p text:style-name="P43">$ cat /etc/systemd/system/shutdown_button_monitor.service</text:p>
      <text:p text:style-name="P43"># ansible managed</text:p>
      <text:p text:style-name="P43"/>
      <text:p text:style-name="P43">[Unit]</text:p>
      <text:p text:style-name="P43">Description=Power off the machine if the power button is pressed</text:p>
      <text:p text:style-name="P43"># Workaround for gnomes block of the shutdown button</text:p>
      <text:p text:style-name="P43"># https://unix.stackexchange.com/questions/242129/gnome-3-how-to-set-power-button-to-shutdown-instead-of-suspend#242452</text:p>
      <text:p text:style-name="P43"><text:soft-page-break/># Monitor these blocks yourself with `systemd-inhibit`</text:p>
      <text:p text:style-name="P43"/>
      <text:p text:style-name="P43">[Service]</text:p>
      <text:p text:style-name="P43">User=root</text:p>
      <text:p text:style-name="P43">ExecStart=/usr/local/bin/shutdown_button_monitor.sh</text:p>
      <text:p text:style-name="P43">Restart=always</text:p>
      <text:p text:style-name="P43">RestartSec=5</text:p>
      <text:p text:style-name="P43"/>
      <text:p text:style-name="P43">[Install]</text:p>
      <text:p text:style-name="P43">WantedBy=multi-user.targe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apple-system" svg:font-family="apple-system, system-ui, BlinkMacSystemFont, 'Segoe UI', Roboto, Oxygen-Sans, Ubuntu, Cantarell, 'Helvetica Neue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4:13:46.241963868</meta:creation-date>
    <meta:generator>LibreOffice/7.3.7.2$Linux_X86_64 LibreOffice_project/30$Build-2</meta:generator>
    <dc:date>2025-04-09T15:38:36.422138777</dc:date>
    <meta:editing-duration>P1DT5H12M4S</meta:editing-duration>
    <meta:editing-cycles>135</meta:editing-cycles>
    <meta:document-statistic meta:table-count="0" meta:image-count="0" meta:object-count="0" meta:page-count="2" meta:paragraph-count="32" meta:word-count="152" meta:character-count="1148" meta:non-whitespace-character-count="1010"/>
  </office:meta>
</office:document-meta>
</file>